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coming a package maintainer for Gentoo is a great goal! Here’s a step-by-step guide to help you get started:</text:p>
      <text:p text:style-name="Horizontal_20_Line"/>
      <text:h text:style-name="Heading_20_3" text:outline-level="3"><text:span text:style-name="Strong_20_Emphasis">1. Learn the Basics of Gentoo Packaging</text:span></text:h>
      <text:list text:style-name="L1">
        <text:list-item>
          <text:p text:style-name="P1">Study the <text:span text:style-name="Strong_20_Emphasis">Gentoo Developer Manual</text:span>:</text:p>
          <text:list>
            <text:list-item>
              <text:p text:style-name="P2"><text:a xlink:type="simple" xlink:href="https://devmanual.gentoo.org/" text:style-name="Internet_20_link" text:visited-style-name="Visited_20_Internet_20_Link">Gentoo Devmanual</text:a> provides an in-depth guide to writing and maintaining ebuilds, handling dependencies, and understanding Gentoo-specific tools. </text:p>
            </text:list-item>
          </text:list>
        </text:list-item>
        <text:list-item>
          <text:p text:style-name="P1">Get familiar with <text:span text:style-name="Strong_20_Emphasis">Portage</text:span>, Gentoo's package manager:</text:p>
          <text:list>
            <text:list-item>
              <text:p text:style-name="P2">Understand how <text:span text:style-name="Source_20_Text">emerge</text:span>, <text:span text:style-name="Source_20_Text">equery</text:span>, and <text:span text:style-name="Source_20_Text">repoman</text:span> work. </text:p>
            </text:list-item>
          </text:list>
        </text:list-item>
        <text:list-item>
          <text:p text:style-name="P1">Explore <text:span text:style-name="Strong_20_Emphasis">Ebuilds</text:span>:</text:p>
          <text:list>
            <text:list-item>
              <text:p text:style-name="P2">Look at existing ebuilds in <text:span text:style-name="Source_20_Text">/var/db/repos/gentoo/</text:span>. </text:p>
            </text:list-item>
            <text:list-item>
              <text:p text:style-name="P1">Experiment by writing simple ebuilds for small projects or software you us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Contribute to Existing Packages</text:span></text:h>
      <text:list text:style-name="L2">
        <text:list-item>
          <text:p text:style-name="P3">Fix bugs reported on Gentoo Bugzilla:</text:p>
          <text:list>
            <text:list-item>
              <text:p text:style-name="P4">Visit <text:a xlink:type="simple" xlink:href="https://bugs.gentoo.org/" text:style-name="Internet_20_link" text:visited-style-name="Visited_20_Internet_20_Link">Gentoo Bugzilla</text:a> and look for open issues labeled with <text:span text:style-name="Source_20_Text">maintainer-needed</text:span> or <text:span text:style-name="Source_20_Text">ebuild</text:span>. </text:p>
            </text:list-item>
            <text:list-item>
              <text:p text:style-name="P4">Submit patches for outdated ebuilds or add missing features. </text:p>
            </text:list-item>
          </text:list>
        </text:list-item>
        <text:list-item>
          <text:p text:style-name="P3">Adopt orphaned packages:</text:p>
          <text:list>
            <text:list-item>
              <text:p text:style-name="P3">Search for packages without maintainers and offer to maintain them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Join the Gentoo Community</text:span></text:h>
      <text:list text:style-name="L3">
        <text:list-item>
          <text:p text:style-name="P5">Interact on Gentoo platforms:</text:p>
          <text:list>
            <text:list-item>
              <text:p text:style-name="P6"><text:span text:style-name="Strong_20_Emphasis">IRC</text:span>: Join <text:span text:style-name="Source_20_Text">#gentoo-dev</text:span> and <text:span text:style-name="Source_20_Text">#gentoo</text:span> channels on Libera Chat. </text:p>
            </text:list-item>
            <text:list-item>
              <text:p text:style-name="P6"><text:span text:style-name="Strong_20_Emphasis">Forums</text:span>: Participate in discussions on the <text:a xlink:type="simple" xlink:href="https://forums.gentoo.org/" text:style-name="Internet_20_link" text:visited-style-name="Visited_20_Internet_20_Link">Gentoo Forums</text:a>. </text:p>
            </text:list-item>
          </text:list>
        </text:list-item>
        <text:list-item>
          <text:p text:style-name="P5">Work with mentors:</text:p>
          <text:list>
            <text:list-item>
              <text:p text:style-name="P5">A mentor will guide you through Gentoo's standards and procedures. Introduce yourself in the community and express your interest in maintaining packag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Improve Your Technical Skills</text:span></text:h>
      <text:list text:style-name="L4">
        <text:list-item>
          <text:p text:style-name="P8">Practice shell scripting, as it’s crucial for writing ebuilds. </text:p>
        </text:list-item>
        <text:list-item>
          <text:p text:style-name="P8">Familiarize yourself with common build systems like <text:span text:style-name="Source_20_Text">make</text:span>, <text:span text:style-name="Source_20_Text">cmake</text:span>, and <text:span text:style-name="Source_20_Text">meson</text:span>. </text:p>
        </text:list-item>
        <text:list-item>
          <text:p text:style-name="P7"><text:soft-page-break/>Learn how to patch software and manage dependencies effectively. </text:p>
        </text:list-item>
      </text:list>
      <text:p text:style-name="Horizontal_20_Line"/>
      <text:h text:style-name="Heading_20_3" text:outline-level="3"><text:span text:style-name="Strong_20_Emphasis">5. Pass the Developer Quiz</text:span></text:h>
      <text:p text:style-name="Text_20_body">To become an official Gentoo developer:</text:p>
      <text:list text:style-name="L5">
        <text:list-item>
          <text:p text:style-name="P10">Reach out to Gentoo's <text:span text:style-name="Strong_20_Emphasis">Recruiters</text:span> team via <text:a xlink:type="simple" xlink:href="https://wiki.gentoo.org/wiki/Project:Recruiters" text:style-name="Internet_20_link" text:visited-style-name="Visited_20_Internet_20_Link">Recruitment</text:a>. </text:p>
        </text:list-item>
        <text:list-item>
          <text:p text:style-name="P10">Complete the <text:span text:style-name="Strong_20_Emphasis">Gentoo quizzes</text:span>: </text:p>
          <text:list>
            <text:list-item>
              <text:p text:style-name="P10">Ebuild Quiz: Tests your knowledge of ebuild writing. </text:p>
            </text:list-item>
            <text:list-item>
              <text:p text:style-name="P10">End Quiz: Focuses on overall Gentoo development policies. </text:p>
            </text:list-item>
          </text:list>
        </text:list-item>
        <text:list-item>
          <text:p text:style-name="P9">Once you pass, you’ll get access to push changes to the Gentoo repository. </text:p>
        </text:list-item>
      </text:list>
      <text:p text:style-name="Horizontal_20_Line"/>
      <text:h text:style-name="Heading_20_3" text:outline-level="3"><text:span text:style-name="Strong_20_Emphasis">6. Practice with Local Overlays</text:span></text:h>
      <text:p text:style-name="Text_20_body">Set up a local overlay to practice packaging:</text:p>
      <text:list text:style-name="L6">
        <text:list-item>
          <text:p text:style-name="P12">Create your own repository under <text:span text:style-name="Source_20_Text">/var/db/repos/</text:span> and test your ebuilds there. </text:p>
        </text:list-item>
        <text:list-item>
          <text:p text:style-name="P11">Use tools like <text:span text:style-name="Source_20_Text">repoman</text:span> and <text:span text:style-name="Source_20_Text">pkgcheck</text:span> to verify ebuild quality. </text:p>
        </text:list-item>
      </text:list>
      <text:p text:style-name="Horizontal_20_Line"/>
      <text:h text:style-name="Heading_20_3" text:outline-level="3"><text:span text:style-name="Strong_20_Emphasis">7. Tools to Help You</text:span></text:h>
      <text:list text:style-name="L7">
        <text:list-item>
          <text:p text:style-name="P14"><text:span text:style-name="Strong_20_Emphasis">repoman</text:span>: Ensures your ebuilds meet Gentoo's standards. </text:p>
        </text:list-item>
        <text:list-item>
          <text:p text:style-name="P14"><text:span text:style-name="Strong_20_Emphasis">pkgcheck</text:span>: Performs QA checks on your repository. </text:p>
        </text:list-item>
        <text:list-item>
          <text:p text:style-name="P14"><text:span text:style-name="Strong_20_Emphasis">eix</text:span>: Helps search and manage packages efficiently. </text:p>
        </text:list-item>
        <text:list-item>
          <text:p text:style-name="P13"><text:span text:style-name="Strong_20_Emphasis">app-portage/gentoolkit</text:span>: A collection of tools to make Portage management easier. </text:p>
        </text:list-item>
      </text:list>
      <text:p text:style-name="Horizontal_20_Line"/>
      <text:h text:style-name="Heading_20_3" text:outline-level="3"><text:span text:style-name="Strong_20_Emphasis">8. Adopt Packages or Create New Ones</text:span></text:h>
      <text:list text:style-name="L8">
        <text:list-item>
          <text:p text:style-name="P15">Once you’re comfortable, pick a package to maintain or add a new package to Gentoo’s repository. This might involve working with mentors and community approval. </text:p>
        </text:list-item>
      </text:list>
      <text:p text:style-name="Horizontal_20_Line"/>
      <text:p text:style-name="Text_20_body">Starting with small contributions and gradually increasing your involvement is the best way to succeed. Let me know if you'd like help with ebuilds, writing patches, or anything els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0:59:11.959842865</meta:creation-date>
    <dc:date>2025-01-01T20:59:45.563427918</dc:date>
    <meta:editing-duration>PT3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428" meta:character-count="2687" meta:non-whitespace-character-count="2310"/>
  </office:meta>
</office:document-meta>
</file>